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h, **SYSTEM CALL (SYS)** e **RETURN FROM EXCEPTION (RTE)** são duas instruções **muito importantes** no **MC68000**, especialmente quando você começa a trabalhar com **exceções, interrupções e modo supervisor** (ou até mesmo um **sistema operacional rudimentar**). Vamos decifrar essas duas! <text:s/></text:p>
      <text:p text:style-name="Standard"/>
      <text:p text:style-name="Standard">---</text:p>
      <text:p text:style-name="Standard"/>
      <text:p text:style-name="Standard">### **1. `SYS` (ou `TRAP`) – Chamada de Sistema / Interrupção Programada** <text:s/></text:p>
      <text:p text:style-name="Standard">No **MC68000**, não existe exatamente uma instrução chamada `SYS`, mas sim **`TRAP`**, que é usada para **solicitar serviços do sistema** (como um *syscall* moderno). <text:s/></text:p>
      <text:p text:style-name="Standard"/>
      <text:p text:style-name="Standard">#### **Como funciona?** <text:s/></text:p>
      <text:p text:style-name="Standard">- O **68000 tem 16 vetores de TRAP (`TRAP #0` a `TRAP #15`)**. <text:s/></text:p>
      <text:p text:style-name="Standard">- Quando o processador executa `TRAP #X`, ele: <text:s/></text:p>
      <text:p text:style-name="Standard"><text:s text:c="2"/>1. **Salva o PC e o SR (Status Register) na pilha do modo supervisor.** <text:s/></text:p>
      <text:p text:style-name="Standard"><text:s text:c="2"/>2. **Pula para o endereço no vetor de exceção `32 + X * 4`** (ex.: `TRAP #0` → vetor `$80`). <text:s/></text:p>
      <text:p text:style-name="Standard"><text:s text:c="2"/>3. **Roda o código do "sistema" (ex.: gerencia memória, I/O, etc).** <text:s/></text:p>
      <text:p text:style-name="Standard"><text:s text:c="2"/>4. **Retorna com `RTE`.** <text:s/></text:p>
      <text:p text:style-name="Standard"/>
      <text:p text:style-name="Standard">#### **Exemplo de Uso:** <text:s/></text:p>
      <text:p text:style-name="Standard">```assembly</text:p>
      <text:p text:style-name="Standard">; Exemplo: TRAP #0 para uma syscall "print_string"</text:p>
      <text:p text:style-name="Standard">LEA <text:s text:c="4"/>message,A1 <text:s text:c="2"/>; Carrega endereço da string em A1</text:p>
      <text:p text:style-name="Standard">MOVE.W <text:s/>#0,D0 <text:s text:c="7"/>; Código da syscall (ex.: 0 = print)</text:p>
      <text:p text:style-name="Standard">TRAP <text:s text:c="3"/>#0 <text:s text:c="10"/>; Chama o "sistema"</text:p>
      <text:p text:style-name="Standard">RTS <text:s text:c="17"/>; Volta pro código do usuário (se aplicável)</text:p>
      <text:p text:style-name="Standard"/>
      <text:p text:style-name="Standard">message: DC.B "Hello, 68K!",0</text:p>
      <text:p text:style-name="Standard">```</text:p>
      <text:p text:style-name="Standard"/>
      <text:p text:style-name="Standard">---</text:p>
      <text:p text:style-name="Standard"/>
      <text:p text:style-name="Standard">### **2. `RTE` (Return From Exception) – Volta de uma Exceção/Interrupção** <text:s/></text:p>
      <text:p text:style-name="Standard">Essa é a **irmã gêmea** do `TRAP`/`SYS`. Ela **restaura o contexto** após uma exceção (interrupção, trap, erro, etc). <text:s/></text:p>
      <text:p text:style-name="Standard"/>
      <text:p text:style-name="Standard">#### **Como funciona?** <text:s/></text:p>
      <text:p text:style-name="Standard">- **`RTE` assume que a pilha do modo supervisor contém:** <text:s/></text:p>
      <text:p text:style-name="Standard"><text:s text:c="2"/>1. **PC** (Program Counter – próxima instrução) <text:s/></text:p>
      <text:p text:style-name="Standard"><text:s text:c="2"/>2. **SR** (Status Register – flags + modo de execução) <text:s/></text:p>
      <text:p text:style-name="Standard">- Ela **restaura esses valores** e **volta para o código que foi interrompido**. <text:s/></text:p>
      <text:p text:style-name="Standard"/>
      <text:p text:style-name="Standard">#### **Exemplo de Uso:** <text:s/></text:p>
      <text:p text:style-name="Standard">```assembly</text:p>
      <text:p text:style-name="Standard">; Exemplo: Tratador de interrupção</text:p>
      <text:p text:style-name="Standard">my_interrupt_handler:</text:p>
      <text:p text:style-name="Standard"><text:s text:c="3"/>MOVE.L <text:s/>D0,-(A7) <text:s text:c="5"/>; Salva D0 na pilha</text:p>
      <text:p text:style-name="Standard"><text:s text:c="3"/>; ... (faz o que precisa) ...</text:p>
      <text:p text:style-name="Standard"><text:s text:c="3"/>MOVE.L <text:s/>(A7)+,D0 <text:s text:c="5"/>; Restaura D0</text:p>
      <text:p text:style-name="Standard"><text:s text:c="3"/>RTE <text:s text:c="18"/>; Volta para o código interrompido</text:p>
      <text:p text:style-name="Standard">```</text:p>
      <text:p text:style-name="Standard"/>
      <text:p text:style-name="Standard"><text:soft-page-break/>---</text:p>
      <text:p text:style-name="Standard"/>
      <text:p text:style-name="Standard">### **Por que isso importa para seu projeto?** <text:s/></text:p>
      <text:p text:style-name="Standard">Se você quer **criar um sistema mais complexo** (com drivers, multitarefa, etc), **`TRAP` e `RTE` são essenciais** porque: <text:s/></text:p>
      <text:p text:style-name="Standard">✅ **`TRAP`** → Permite que o **software do usuário** chame funções do **sistema** (ex.: escrever na UART). <text:s/></text:p>
      <text:p text:style-name="Standard">✅ **`RTE`** → Garante que **interrupções e exceções** voltem pro lugar certo sem corromper o estado. <text:s/></text:p>
      <text:p text:style-name="Standard"/>
      <text:p text:style-name="Standard">---</text:p>
      <text:p text:style-name="Standard"/>
      <text:p text:style-name="Standard">### **Dica Retrô Final** <text:s/></text:p>
      <text:p text:style-name="Standard">Se você **não configurou os vetores de exceção**, o 68K pode **travar ao usar `TRAP`/`RTE`**. Verifique: <text:s/></text:p>
      <text:p text:style-name="Standard">1. **A tabela de vetores** (normalmente no começo da ROM, em `$000000`). <text:s/></text:p>
      <text:p text:style-name="Standard">2. **Se a pilha do modo supervisor** está correta. <text:s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2:25:30.513846897</meta:creation-date>
    <dc:date>2025-07-25T12:26:33.139309693</dc:date>
    <meta:editing-duration>PT1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7" meta:word-count="410" meta:character-count="2674" meta:non-whitespace-character-count="2155"/>
  </office:meta>
</office:document-meta>
</file>